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81.3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904411640173445" calcext:value-type="float">
            <text:p>0.000904411640173</text:p>
          </table:table-cell>
          <table:table-cell office:value-type="float" office:value="0.00051974126836285" calcext:value-type="float">
            <text:p>0.000519741268363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218042298823733" calcext:value-type="float">
            <text:p>0.002180422988237</text:p>
          </table:table-cell>
          <table:table-cell office:value-type="float" office:value="0.0010303960298188" calcext:value-type="float">
            <text:p>0.001030396029819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0.000556589738321404" calcext:value-type="float">
            <text:p>0.000556589738321</text:p>
          </table:table-cell>
          <table:table-cell office:value-type="float" office:value="0.000542261450189269" calcext:value-type="float">
            <text:p>0.000542261450189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715144560672343" calcext:value-type="float">
            <text:p>0.000715144560672</text:p>
          </table:table-cell>
          <table:table-cell office:value-type="float" office:value="0.000633140443824232" calcext:value-type="float">
            <text:p>0.000633140443824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0501590257044882" calcext:value-type="float">
            <text:p>0.000501590257045</text:p>
          </table:table-cell>
          <table:table-cell table:style-name="ce1" office:value-type="float" office:value="0.000360674079274759" calcext:value-type="float">
            <text:p>0.000360674079275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formula="of:=MIN([.F2:.F6])" office:value-type="float" office:value="0.000501590257044882" calcext:value-type="float">
            <text:p>0.000501590257045</text:p>
          </table:table-cell>
          <table:table-cell table:formula="of:=MIN([.G2:.G6])" office:value-type="float" office:value="0.000360674079274759" calcext:value-type="float">
            <text:p>0.0003606740792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7T10:31:03.206141920</dc:date>
    <meta:editing-duration>PT15M56S</meta:editing-duration>
    <meta:editing-cycles>1</meta:editing-cycles>
    <meta:document-statistic meta:table-count="1" meta:cell-count="61" meta:object-count="0"/>
    <meta:generator>LibreOffice/6.0.7.3$Linux_X86_64 LibreOffice_project/00m0$Build-3</meta:generator>
  </office:meta>
</office:document-meta>
</file>